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marker-start="" draw:marker-end="Arrow" draw:fill="none" draw:opacity="50%" draw:textarea-horizontal-align="justify" draw:textarea-vertical-align="middle" draw:auto-grow-height="false" draw:shadow-opacity="50%"/>
    </style:style>
    <style:style style:name="gr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4.729cm" style:use-optimal-column-width="false"/>
    </style:style>
    <style:style style:name="co3" style:family="table-column">
      <style:table-column-properties style:column-width="3.805cm" style:use-optimal-column-width="false"/>
    </style:style>
    <style:style style:name="co4" style:family="table-column">
      <style:table-column-properties style:column-width="3.896cm" style:use-optimal-column-width="false"/>
    </style:style>
    <style:style style:name="ro1" style:family="table-row">
      <style:table-row-properties style:row-height="0.574cm"/>
    </style:style>
    <style:style style:name="ro2" style:family="table-row">
      <style:table-row-properties style:row-height="0.6cm"/>
    </style:style>
    <style:style style:name="ro3" style:family="table-row">
      <style:table-row-properties style:row-height="1.813cm"/>
    </style:style>
    <style:style style:name="ro4" style:family="table-row">
      <style:table-row-properties style:row-height="0.987cm"/>
    </style:style>
    <style:style style:name="ce1" style:family="table-cell">
      <style:graphic-properties draw:fill="none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margin-left="0cm" fo:margin-right="0cm" fo:margin-top="0.1cm" fo:margin-bottom="0.1cm" fo:line-height="100%" fo:text-indent="0cm" fo:border-left="0.03pt solid #000000" fo:border-right="0.03pt solid #000000" fo:border-top="none" fo:border-bottom="none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ce3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12pt" style:letter-kerning="true" style:font-family-asian="'Arial Unicode MS'" style:font-family-generic-asian="system" style:font-pitch-asian="variable" style:font-size-asian="12pt" style:font-family-complex="'Arial Unicode MS'" style:font-family-generic-complex="system" style:font-pitch-complex="variable" style:font-size-complex="12pt"/>
    </style:style>
    <style:style style:name="ce5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3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4" style:family="paragraph">
      <style:paragraph-properties fo:margin-left="0cm" fo:margin-right="0cm" fo:margin-top="0.2cm" fo:margin-bottom="0.2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5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4.59999990463257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style:use-window-font-color="true" fo:font-family="Arial" style:font-family-generic="roman" style:font-pitch="variable" fo:font-size="8pt" fo:font-style="normal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3.762cm" svg:height="4.199cm" svg:x="15cm" svg:y="1.3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SEASON_WIN</text:span></text:p>
                <text:p text:style-name="P2"><text:span text:style-name="T3">SEASON_LOSS</text:span></text:p>
                <text:p text:style-name="P2"><text:span text:style-name="T3">PLAYOFF_WIN</text:span></text:p>
                <text:p text:style-name="P2"><text:span text:style-name="T3">PLAYOFF_LOSS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2cm" svg:height="4.612cm" svg:x="15.012cm" svg:y="7.1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LAYER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POSITION</text:span></text:p>
                <text:p text:style-name="P2"><text:span text:style-name="T3">HEIGHT_FEET</text:span></text:p>
                <text:p text:style-name="P2"><text:span text:style-name="T3">HEIGHT_INCHES</text:span></text:p>
                <text:p text:style-name="P2"><text:span text:style-name="T3">WEIGHT</text:span></text:p>
                <text:p text:style-name="P2"><text:span text:style-name="T3">BIRTHDATE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2cm" svg:height="7.916cm" svg:x="15.057cm" svg:y="19.54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TA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TS</text:span></text:p>
                <text:p text:style-name="P2"><text:span text:style-name="T3">OREB</text:span></text:p>
                <text:p text:style-name="P2"><text:span text:style-name="T3">DREB</text:span></text:p>
                <text:p text:style-name="P2"><text:span text:style-name="T3">REB</text:span></text:p>
                <text:p text:style-name="P2"><text:span text:style-name="T3">ASTS</text:span></text:p>
                <text:p text:style-name="P2"><text:span text:style-name="T3">STEALS</text:span></text:p>
                <text:p text:style-name="P2"><text:span text:style-name="T3">BLOCKS</text:span></text:p>
                <text:p text:style-name="P2"><text:span text:style-name="T3">TURNOVERS</text:span></text:p>
                <text:p text:style-name="P2"><text:span text:style-name="T3">TPF</text:span></text:p>
                <text:p text:style-name="P2"><text:span text:style-name="T3">FGA</text:span></text:p>
                <text:p text:style-name="P2"><text:span text:style-name="T3">FGM</text:span></text:p>
                <text:p text:style-name="P2"><text:span text:style-name="T3">FTA</text:span></text:p>
                <text:p text:style-name="P2"><text:span text:style-name="T3">FTM</text:span></text:p>
                <text:p text:style-name="P2"><text:span text:style-name="T3">TPA</text:span></text:p>
                <text:p text:style-name="P2"><text:span text:style-name="T3">TPM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2cm" svg:height="5.025cm" svg:x="2.722cm" svg:y="15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EAM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TRIGRAM</text:span></text:p>
                <text:p text:style-name="P2"><text:span text:style-name="T3">NAME</text:span></text:p>
                <text:p text:style-name="P2"><text:span text:style-name="T3">LOCATION</text:span></text:p>
                <text:p text:style-name="P2"><text:span text:style-name="T3">LEAGUE_ID</text:span></text:p>
                <text:p text:style-name="P2"><text:span text:style-name="T3">CONFERENCE_ID</text:span></text:p>
              </table:table-cell>
            </table:table-row>
            <table:table-row table:style-name="ro1">
              <table:table-cell table:style-name="ce4">
                <text:p text:style-name="P3">id: ID</text:p>
                <text:p text:style-name="P3">id': TRIGRAM</text:p>
                <text:p text:style-name="P3">ref: LEAGUE_ID</text:p>
                <text:p text:style-name="P3">ref: CONFERENC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62cm" svg:height="2.134cm" svg:x="1.801cm" svg:y="9.3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CHOOL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762cm" svg:height="2.16cm" svg:x="10.132cm" svg:y="17.1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FERENC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2">
              <table:table-cell table:style-name="ce4">
                <text:p text:style-name="P3">id: I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762cm" svg:height="2.134cm" svg:x="1.84cm" svg:y="12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EAGU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728cm" svg:height="5.538cm" svg:x="1.857cm" svg:y="20.93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PLAYER_SEASONS</text:span></text:p>
              </table:table-cell>
            </table:table-row>
            <table:table-row table:style-name="ro1">
              <table:table-cell table:style-name="ce2">
                <text:p text:style-name="P4"><text:span text:style-name="T4">ID</text:span></text:p>
                <text:p text:style-name="P2"><text:span text:style-name="T5">SEASON_TYPE_ID</text:span></text:p>
                <text:p text:style-name="P5"><text:span text:style-name="T6">STAT_ID</text:span></text:p>
                <text:p text:style-name="P5"><text:span text:style-name="T6">YEAR</text:span></text:p>
                <text:p text:style-name="P5"><text:span text:style-name="T6">PERSON_ID</text:span></text:p>
                <text:p text:style-name="P5"><text:span text:style-name="T6">TEAM_ID</text:span></text:p>
              </table:table-cell>
            </table:table-row>
            <table:table-row table:style-name="ro1">
              <table:table-cell table:style-name="ce5">
                <text:p text:style-name="P3"><text:span text:style-name="T7">id: ID</text:span></text:p>
                <text:p text:style-name="P6"><text:span text:style-name="T7">ref: PERSON_ID</text:span></text:p>
                <text:p text:style-name="P6"><text:span text:style-name="T7">ref: TEAM_ID</text:span></text:p>
                <text:p text:style-name="P7"><text:span text:style-name="T7">ref: STAT_ID</text:span></text:p>
                <text:p text:style-name="P3"><text:span text:style-name="T7">ref: SEASON_TYPE_ID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804cm" svg:height="2.134cm" svg:x="8.552cm" svg:y="26.102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SEASON_TYP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762cm" svg:height="6.264cm" svg:x="1.925cm" svg:y="1.9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DRAF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YEAR</text:span></text:p>
                <text:p text:style-name="P2"><text:span text:style-name="T3">ROUND</text:span></text:p>
                <text:p text:style-name="P2"><text:span text:style-name="T3">SELECTION</text:span></text:p>
                <text:p text:style-name="P2"><text:span text:style-name="T3">PERSON_ID</text:span></text:p>
                <text:p text:style-name="P2"><text:span text:style-name="T3">TEAM_ID</text:span></text:p>
                <text:p text:style-name="P2"><text:span text:style-name="T3">LEAGUE_ID</text:span></text:p>
                <text:p text:style-name="P2"><text:span text:style-name="T3">SCHOOL_ID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  <text:p text:style-name="P3">ref: TEAM_ID</text:p>
                <text:p text:style-name="P3">ref: LEAGUE_ID</text:p>
                <text:p text:style-name="P3">ref: SCHOOL_ID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895cm" svg:height="3.373cm" svg:x="8.788cm" svg:y="1.508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PEOPLE</text:span></text:p>
              </table:table-cell>
            </table:table-row>
            <table:table-row table:style-name="ro3">
              <table:table-cell table:style-name="ce2">
                <text:p text:style-name="P2"><text:span text:style-name="T2">ID</text:span></text:p>
                <text:p text:style-name="P2"><text:span text:style-name="T3">ILKID</text:span></text:p>
                <text:p text:style-name="P2"><text:span text:style-name="T3">FIRSTNAME</text:span></text:p>
                <text:p text:style-name="P2"><text:span text:style-name="T3">LASTNAME</text:span></text:p>
              </table:table-cell>
            </table:table-row>
            <table:table-row table:style-name="ro4">
              <table:table-cell table:style-name="ce3">
                <text:p text:style-name="P3">id: ID</text:p>
                <text:p text:style-name="P3">id': ILKID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8" xml:id="id2" draw:id="id2" draw:layer="layout" svg:width="4.064cm" svg:height="3.556cm" svg:x="8.747cm" svg:y="1.435cm">
          <draw:glue-point draw:id="4" svg:x="4.375cm" svg:y="2.705cm" draw:escape-direction="right"/>
          <draw:glue-point draw:id="5" svg:x="-4.687cm" svg:y="2.705cm" draw:escape-direction="left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1" draw:id="id1" draw:layer="layout" svg:width="4.064cm" svg:height="4.445cm" svg:x="14.843cm" svg:y="1.381cm">
          <draw:glue-point draw:id="5" svg:x="-4.424cm" svg:y="3.784cm"/>
          <text:p/>
          <draw:enhanced-geometry svg:viewBox="0 0 21600 21600" draw:type="rectangle" draw:enhanced-path="M 0 0 L 21600 0 21600 21600 0 21600 0 0 Z N"/>
        </draw:custom-shape>
        <draw:connector draw:style-name="gr2" draw:text-style-name="P8" draw:layer="layout" svg:x1="15.078cm" svg:y1="5.284cm" svg:x2="12.557cm" svg:y2="4.174cm" draw:start-shape="id1" draw:start-glue-point="5" draw:end-shape="id2" draw:end-glue-point="4" svg:d="m15078 5284h-1251v-1110h-1270">
          <text:p/>
        </draw:connector>
        <draw:custom-shape draw:style-name="gr1" draw:text-style-name="P8" xml:id="id3" draw:id="id3" draw:layer="layout" svg:width="4.064cm" svg:height="4.826cm" svg:x="14.843cm" svg:y="7.096cm">
          <draw:glue-point draw:id="5" svg:x="-4.355cm" svg:y="4.162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11" draw:id="id11" draw:layer="layout" svg:width="4.064cm" svg:height="2.413cm" svg:x="10.017cm" svg:y="17.002cm">
          <draw:glue-point draw:id="5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.064cm" svg:height="2.413cm" svg:x="1.747cm" svg:y="11.977cm">
          <draw:glue-point draw:id="5" svg:x="4.232cm" svg:y="3.062cm"/>
          <draw:glue-point draw:id="6" svg:x="-4.586cm" svg:y="3.021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7" draw:id="id7" draw:layer="layout" svg:width="4.064cm" svg:height="2.413cm" svg:x="1.747cm" svg:y="9.262cm">
          <draw:glue-point draw:id="5" svg:x="4.232cm" svg:y="3.133cm" draw:escape-direction="right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10" draw:id="id10" draw:layer="layout" svg:width="4.064cm" svg:height="8.103cm" svg:x="14.947cm" svg:y="19.462cm">
          <draw:glue-point draw:id="5" svg:x="-4.441cm" svg:y="4.5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9" draw:id="id9" draw:layer="layout" svg:width="4.064cm" svg:height="2.413cm" svg:x="8.493cm" svg:y="26.061cm">
          <draw:glue-point draw:id="5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5" draw:id="id5" draw:layer="layout" svg:width="4.064cm" svg:height="5.331cm" svg:x="2.651cm" svg:y="14.973cm">
          <draw:glue-point draw:id="5" svg:x="4.077cm" svg:y="1.902cm" draw:escape-direction="right"/>
          <draw:glue-point draw:id="6" svg:x="-4.539cm" svg:y="3.376cm"/>
          <draw:glue-point draw:id="7" svg:x="4.074cm" svg:y="4.177cm"/>
          <text:p/>
          <draw:enhanced-geometry svg:viewBox="0 0 21600 21600" draw:type="rectangle" draw:enhanced-path="M 0 0 L 21600 0 21600 21600 0 21600 0 0 Z N"/>
        </draw:custom-shape>
        <draw:connector draw:style-name="gr2" draw:text-style-name="P8" draw:layer="layout" svg:x1="15.106cm" svg:y1="11.517cm" svg:x2="12.557cm" svg:y2="4.174cm" draw:start-shape="id3" draw:start-glue-point="5" draw:end-shape="id2" draw:end-glue-point="4" svg:d="m15106 11517h-1279v-7343h-1270">
          <text:p/>
        </draw:connector>
        <draw:custom-shape draw:style-name="gr1" draw:text-style-name="P8" xml:id="id4" draw:id="id4" draw:layer="layout" svg:width="4.064cm" svg:height="6.35cm" svg:x="1.762cm" svg:y="1.889cm">
          <draw:glue-point draw:id="6" svg:x="4.375cm" svg:y="2.554cm"/>
          <draw:glue-point draw:id="7" svg:x="4.333cm" svg:y="3.204cm"/>
          <draw:glue-point draw:id="8" svg:x="4.375cm" svg:y="3.899cm"/>
          <draw:glue-point draw:id="9" svg:x="4.345cm" svg:y="4.522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8" draw:id="id8" draw:layer="layout" svg:width="4.953cm" svg:height="5.715cm" svg:x="1.762cm" svg:y="20.812cm">
          <draw:glue-point draw:id="5" svg:x="-4.585cm" svg:y="1.543cm"/>
          <draw:glue-point draw:id="6" svg:x="4.34cm" svg:y="2.237cm" draw:escape-direction="right"/>
          <draw:glue-point draw:id="7" svg:x="4.308cm" svg:y="2.99cm" draw:escape-direction="right"/>
          <draw:glue-point draw:id="8" svg:x="4.29cm" svg:y="3.727cm" draw:escape-direction="right"/>
          <draw:glue-point draw:id="9" svg:x="4.29cm" svg:y="4.407cm" draw:escape-direction="right"/>
          <text:p/>
          <draw:enhanced-geometry svg:viewBox="0 0 21600 21600" draw:type="rectangle" draw:enhanced-path="M 0 0 L 21600 0 21600 21600 0 21600 0 0 Z N"/>
        </draw:custom-shape>
        <draw:connector draw:style-name="gr2" draw:text-style-name="P8" draw:layer="layout" svg:x1="5.572cm" svg:y1="6.685cm" svg:x2="8.875cm" svg:y2="4.174cm" draw:start-shape="id4" draw:start-glue-point="6" draw:end-shape="id2" draw:end-glue-point="5" svg:d="m5572 6685h1715v-2511h1588">
          <text:p/>
        </draw:connector>
        <draw:connector draw:style-name="gr2" draw:text-style-name="P8" draw:layer="layout" svg:x1="5.554cm" svg:y1="7.098cm" svg:x2="6.339cm" svg:y2="18.651cm" draw:start-shape="id4" draw:start-glue-point="7" draw:end-shape="id5" draw:end-glue-point="5" svg:d="m5554 7098h1661v11553h-876">
          <text:p/>
        </draw:connector>
        <draw:connector draw:style-name="gr2" draw:text-style-name="P8" draw:layer="layout" draw:line-skew="-0.05cm" svg:x1="5.572cm" svg:y1="7.539cm" svg:x2="5.498cm" svg:y2="13.921cm" draw:start-shape="id4" draw:start-glue-point="8" draw:end-shape="id6" draw:end-glue-point="5" svg:d="m5572 7539h704v6382h-778">
          <text:p/>
        </draw:connector>
        <draw:connector draw:style-name="gr2" draw:text-style-name="P8" draw:layer="layout" draw:line-skew="-0.304cm" svg:x1="5.559cm" svg:y1="7.935cm" svg:x2="5.498cm" svg:y2="11.223cm" draw:start-shape="id4" draw:start-glue-point="9" draw:end-shape="id7" draw:end-glue-point="5" svg:d="m5559 7935h463v3288h-524">
          <text:p/>
        </draw:connector>
        <draw:connector draw:style-name="gr2" draw:text-style-name="P8" draw:layer="layout" svg:x1="6.362cm" svg:y1="26.187cm" svg:x2="8.621cm" svg:y2="27.965cm" draw:start-shape="id8" draw:start-glue-point="9" draw:end-shape="id9" draw:end-glue-point="5" svg:d="m6362 26187h1242v1778h1017">
          <text:p/>
        </draw:connector>
        <draw:connector draw:style-name="gr2" draw:text-style-name="P8" draw:layer="layout" draw:line-skew="2.869cm" svg:x1="6.362cm" svg:y1="25.798cm" svg:x2="15.175cm" svg:y2="27.183cm" draw:start-shape="id8" draw:start-glue-point="8" draw:end-shape="id10" draw:end-glue-point="5" svg:d="m6362 25798h7338v1385h1475">
          <text:p/>
        </draw:connector>
        <draw:connector draw:style-name="gr2" draw:text-style-name="P8" draw:layer="layout" svg:x1="6.371cm" svg:y1="25.377cm" svg:x2="6.339cm" svg:y2="18.651cm" draw:start-shape="id8" draw:start-glue-point="7" draw:end-shape="id5" draw:end-glue-point="5" svg:d="m6371 25377h844v-6726h-876">
          <text:p/>
        </draw:connector>
        <draw:connector draw:style-name="gr2" draw:text-style-name="P8" draw:layer="layout" svg:x1="6.387cm" svg:y1="24.947cm" svg:x2="8.875cm" svg:y2="4.174cm" draw:start-shape="id8" draw:start-glue-point="6" draw:end-shape="id2" draw:end-glue-point="5" svg:d="m6387 24947h1344v-20773h1144">
          <text:p/>
        </draw:connector>
        <draw:connector draw:style-name="gr2" draw:text-style-name="P8" draw:layer="layout" svg:x1="6.338cm" svg:y1="19.864cm" svg:x2="10.145cm" svg:y2="18.906cm" draw:start-shape="id5" draw:start-glue-point="7" draw:end-shape="id11" draw:end-glue-point="5" svg:d="m6338 19864h2028v-958h1779">
          <text:p/>
        </draw:connector>
        <draw:connector draw:style-name="gr2" draw:text-style-name="P8" draw:layer="layout" svg:x1="2.839cm" svg:y1="19.437cm" svg:x2="1.916cm" svg:y2="13.911cm" draw:start-shape="id5" draw:start-glue-point="6" draw:end-shape="id6" draw:end-glue-point="6" svg:d="m2839 19437h-1592v-5526h66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06:32</meta:creation-date>
    <dc:date>2012-03-20T17:28:22</dc:date>
    <meta:editing-duration>PT1H21M53S</meta:editing-duration>
    <meta:editing-cycles>44</meta:editing-cycles>
    <meta:generator>LibreOffice/3.4$Unix LibreOffice_project/340m1$Build-302</meta:generator>
    <meta:document-statistic meta:object-count="34"/>
  </office:meta>
</office:document-meta>
</file>